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8B0000023DD54A8917.png" manifest:media-type="image/png"/>
  <manifest:file-entry manifest:full-path="Pictures/100000010000077400000372E2A25A64.png" manifest:media-type="image/png"/>
  <manifest:file-entry manifest:full-path="Pictures/100000010000077D0000037CAA594EAE.png" manifest:media-type="image/png"/>
  <manifest:file-entry manifest:full-path="Pictures/100000010000077900000357E86A799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vertical-align="middle" loext:decorative="false"/>
    </style:style>
    <style:style style:name="gr2" style:family="graphic" style:parent-style-name="objectwithoutfill">
      <style:graphic-properties draw:stroke="dash" draw:stroke-dash="Dot_20__28_Rounded_29_" svg:stroke-width="0.051cm" draw:marker-start-width="0.279cm" draw:marker-end-width="0.279cm" svg:stroke-linecap="round" draw:fill="none" draw:textarea-vertical-align="middle" fo:padding-top="0.125cm" fo:padding-bottom="0.125cm" fo:padding-left="0.25cm" fo:padding-right="0.25cm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218cm, 1.285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546cm, 18.287cm, 8.876cm, 1.335cm)" draw:image-opacity="100%" style:mirror="none" loext:decorative="false"/>
    </style:style>
    <style:style style:name="gr5" style:family="graphic">
      <style:graphic-properties style:protect="size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path draw:style-name="gr1" draw:text-style-name="P1" draw:layer="layout" svg:width="21.995cm" svg:height="13.69cm" svg:x="2.896cm" svg:y="1.397cm" svg:viewBox="0 0 21996 13691" svg:d="M11492 13691c358-776 387-808 387-808l356-358 289-225 319-203 283-171c0 0 123-64 133-70s731-349 731-349l380-177 513-187 297-80 640-107 423-70c0 0 191-38 387-61s463-36 463-36l272-13 279-16 249-23 286-61 391-106 377-114 307-137 278-142 263-155 194-152 151-187 112-182 88-136 54-107c0 0 88-141 91-141s141-177 141-180 129-171 129-171l178-209 180-219 177-197 300-306 133-174 74-146 67-235 46-247 41-223 39-222 6-212-3-249-54-206-45-61-184-280-278-377-480-639c0 0-441-608-441-612s-425-599-425-599l-340-579-222-496-194-396-158-303-94-149-131-112-200-97-161-74-161-78-168-96-158-99-196-126-210-93-215-62-243-54-422-55-228-16-262-36-51-13-757-61-426-38-290-7-357-9c0 0-260 0-450 1s-367 3-279 3l-417-6c0 0-210 3-348 5s-160 4-258 1l-150-17-206-29-200-49-383-87-322-73-200-30-168-19-180-4-177 32-200 98-158 96-193 123-162 116-235 141-190 116-145 71c0 0-181 71-177 70-54 21-152 46-152 46l-142 23-187 3-127-3-187-20-162-41-182-16h-128l-185 41-171 93-102 69c0 0-97 88-187 174s-148 141-148 141l-138 129c0 0-45 48-126 115s-179 145-179 145l-166 120-136 120-139 128-99 145-113 193-133 222c0 0-104 179-102 176-64 100-145 217-145 217l-133 155-174 115c-79 31-142 59-142 56 0-2-109 29-109 29l-142 3-215-30-224-77-212-51-380-113-193-100-159-119-177-139-158-109-122-64c0 0-167-14-164-17s-165 3-165 0c0-2-84 6-84 6l-166 51-165 43-188 35-141 23-155 3-180 3 67 133c0 0 32 212 32 209s11 241 11 241l40 213 50 260 67 217 38 162 33 187 16 193-24 157-80 136-132 219-90 148-193 302-136 187c0 0-338 477-341 474s-229 329-229 329l-84 105-219 274-196 246-136 185-102 158-96 246-49 223-7 238 23 345 65 286 134 445 139 283c0 0 233 412 230 412-2 0 105 184 105 184l125 222 101 189 303 485 196 349 77 115 174 231 162 178c0 0 148 236 145 231s75 43 75 43l380 5 602-2 265 10 366 128 356 222 305 190c0 0 284 165 281 165s356 168 356 168l500 167 332 98 274 67 122 22 597 16 783 23h303l258-7c0 0 397-99 410-112s921-313 921-313l517-38 241 19 303 10 235 9 306 222c0 0 254 242 254 246 0 5 7 8 7 8l3 3z">
          <text:p/>
        </draw:path>
        <draw:path draw:style-name="gr2" draw:text-style-name="P2" draw:layer="layout" svg:width="9.699cm" svg:height="2.949cm" draw:transform="skewX (6.50933129208788E-017) rotate (-2.42618219319732) translate (21.3991884314029cm 2.66028526231816cm)" svg:viewBox="0 0 9700 2950" svg:d="M0 234c111 0 315-23 315-23l165-23 183-14 84-12 194-21c0 0 122-5 121-5-1 1 239-9 239-9l155-9 131-4 158-6 150 3 194 5 226 28 269 62 335 83 144 40c0 0 267 49 266 50-1 0 247 11 247 11l223-25 127-29 153-46 109-45c0 0 82-29 82-27 0 1 255-96 255-96l239-96 94-26 68 3 66 29 86 43 103 72c0 0 99 63 98 64 0 1 95 57 94 56l255 155 185 102 151 91 144 84 139 85 228 149 200 128 162 100c0 0 203 129 202 130 0 1 200 124 200 124 0 0 159 99 160 100 0 0 291 180 290 179-1 0 277 175 277 175 0 0 181 114 182 115 0 1 223 139 223 139l204 121 280 179 292 183 297 185 120 72 136 87">
          <text:p/>
        </draw:path>
        <draw:path draw:style-name="gr2" draw:text-style-name="P2" draw:layer="layout" svg:width="5.847cm" svg:height="4.293cm" draw:transform="rotate (-0.715934059168074) translate (9.88094117800822cm 2.96791806154398cm)" svg:viewBox="0 0 5848 4294" svg:d="M0 1c581 1 732 0 732 0 0 0 187-2 187-1 0 2 176 5 176 5l504 34 186 16 109 7 172 41 183 53 236 101 183 85 135 76c0 0 288 151 287 152s188 104 189 102 131 95 131 95l246 205 149 133 124 93 147 100 199 131 176 100 125 56 320 136 347 120c1-1 195 78 195 78l63 46 55 53 54 59 46 62 55 147 48 182 35 188 23 199 10 149 19 266 2 209-7 170-12 101-36 217-18 133-96 194">
          <text:p/>
        </draw:path>
        <draw:path draw:style-name="gr2" draw:text-style-name="P2" draw:layer="layout" svg:width="6.144cm" svg:height="6.85cm" draw:transform="rotate (0.264417381677141) translate (8.76499999631002cm 8.17499998637161cm)" svg:viewBox="0 0 6145 6851" svg:d="M0 0c199 0 357 11 357 11l137 14 109 19 285 72c0 0 381 101 380 101s121 33 121 33l340 82c0 0 233 47 232 47-1-1 248 39 248 39 0 0 246 44 247 44s341 67 341 67l293 79c0 0 71 21 70 21l97 45 135 62 115 59 159 92 133 95 141 92 538 388 533 349 109 79 64 75 52 87 71 122c0 0 90 144 89 144-1-1 91 145 91 145 0 0 193 356 193 355s129 240 129 240l38 78 127 287 71 225 41 167 28 139 16 102 15 183-3 211-18 179-26 160-100 384-75 239-60 124-132 287-44 101-63 280 13 103c0 0 32 198 33 198s37 191 37 191l40 155">
          <text:p/>
        </draw:path>
        <draw:path draw:style-name="gr2" draw:text-style-name="P2" draw:layer="layout" svg:width="7.239cm" svg:height="0.732cm" draw:transform="rotate (-0.970228531183648) translate (17.724cm 5.85cm)" svg:viewBox="0 0 7240 733" svg:d="M0 0c265 0 485 7 485 7l134 6 167-5 125 20 245 15c0 0 136 9 135 8-1 0 311 44 311 44l152 20 140 20 131 24 82 17 245 70 131 49 83 23 299 125 243 99 208 85 147 47 161 35 63 8 175 16 149-7c0 0 160-17 158-17s184-29 184-29l239-64 242-65 234-64 209-56 322-51 253-40 240-32 189-30 133-17 216-31 197-18 190-15 126-15 97-7">
          <text:p/>
        </draw:path>
        <draw:path draw:style-name="gr2" draw:text-style-name="P2" draw:layer="layout" svg:width="1.604cm" svg:height="1.273cm" draw:transform="rotate (-0.818210353334942) translate (11.228cm 10.556cm)" svg:viewBox="0 0 1605 1274" svg:d="M0 0c237 0 328 18 328 18 0 0 89 14 88 14 0 1 95 27 95 27l76 26 67 51 57 51c0 0 68 112 69 113 0 1 112 126 112 126l84 102 75 95 97 110 154 186 84 106 80 89 139 160">
          <text:p/>
        </draw:path>
        <draw:path draw:style-name="gr2" draw:text-style-name="P2" draw:layer="layout" svg:width="1.675cm" svg:height="1.889cm" svg:x="11.22cm" svg:y="12.598cm" svg:viewBox="0 0 1676 1890" svg:d="M0 0c219 0 266 6 266 6 0 0 108 48 107 48s208 101 208 102 116 75 116 75l86 64 144 125 120 128 85 126 71 103 70 117c0 0 43 88 44 88s101 201 101 201l60 151 71 175 61 176 23 67c0 0 43 138 42 138h1">
          <text:p/>
        </draw:path>
        <draw:frame draw:style-name="gr3" draw:text-style-name="P2" draw:layer="layout" svg:width="27.288cm" svg:height="12.392cm" svg:x="0cm" svg:y="0.005cm">
          <draw:image xlink:href="Pictures/100000010000077900000357E86A7998.png" xlink:type="simple" xlink:show="embed" xlink:actuate="onLoad" draw:mime-type="image/png">
            <text:p/>
          </draw:image>
        </draw:frame>
        <draw:frame draw:style-name="gr4" draw:text-style-name="P2" draw:layer="layout" svg:width="17.19cm" svg:height="3.407cm" svg:x="0cm" svg:y="12.341cm">
          <draw:image xlink:href="Pictures/100000010000077D0000037CAA594EAE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0">
        <draw:path draw:style-name="gr1" draw:text-style-name="P1" draw:layer="layout" svg:width="15.047cm" svg:height="9.37cm" svg:x="5.702cm" svg:y="2.48cm" svg:viewBox="0 0 15048 9371" svg:d="M7862 9371c245-531 265-553 265-553l243-245 198-154 218-139 194-117c0 0 91-46 91-48s500-239 500-239l260-121 351-128 203-55 438-73 289-48c0 0 269-42 265-42s317-24 317-24l186-9 191-11 170-16 196-42 267-72 258-78 210-94 190-97 180-106 133-104 103-128 77-125 60-93 37-73c0 0 60-97 62-97s97-121 97-123 88-117 88-117l122-143 123-150 121-135 205-209 91-119 51-100 46-161 31-169 28-153 27-152 4-145-2-170-37-141-31-42-126-192-190-258-328-437c0 0-302-416-302-419s-291-410-291-410l-232-396-152-340-133-271-108-207-64-102-90-77-137-66-110-51-110-53-115-66-108-68-134-86-144-64-147-42-166-37-289-38-156-11-179-24-35-9-518-42-291-26-194-5-249-6c0 0-307 2-307 0s-255 2-255 2l-223-2c0 0-240 6-240 4s-168-2-168-2l-108-11-141-20-137-33-262-60-220-50-137-20-115-13-123-3-121 22-137 67-108 66-132 84-111 79-161 97-130 79-99 49c0 0-121 51-121 48s-104 31-104 31l-97 16-128 2-87-2-128-14-111-28-124-11h-88l-126 28-117 64-70 47c0 0-128 121-128 119s-101 97-101 97l-95 88c0 0-86 81-86 79s-122 99-122 99l-114 82-93 82-95 88-68 99-77 132-91 152c0 0-70 124-70 121s-99 148-99 148l-91 106-119 79c0 0-97 40-97 38s-75 20-75 20l-97 2-147-20-153-53-145-35-260-77-132-69-109-81-121-95-108-75-84-44c0 0-114-9-112-11s-113 2-113 0-57 4-57 4l-114 35-113 29-128 24-97 16-106 2-123 2 46 91c0 0 22 145 22 143s7 165 7 165l28 146 34 178 46 148 26 111 22 128 11 132-16 108-55 93-90 150-62 101-132 207-93 128c0 0-231 326-233 324s-157 225-157 225l-57 72-150 188-134 168-93 127-70 108-66 168-33 153-5 163 16 236 44 196 92 304 95 194c0 0 159 282 157 282s72 126 72 126l86 152 69 129 207 332 134 239 53 79 119 158 111 122c0 0 101 161 99 158s51 29 51 29l260 4 412-2 181 7 251 88 243 152 209 130c0 0 194 113 192 113s244 115 244 115l342 114 227 67 187 46 84 15 408 11 536 16h207l177-5c0 0 271-68 280-77s630-214 630-214l404-117 148-13 176 9 161 92 207 181c0 0 174 165 174 168s5 6 5 6l2 2z">
          <text:p/>
        </draw:path>
        <draw:frame draw:style-name="gr6" draw:text-style-name="P2" draw:layer="layout" svg:width="27.999cm" svg:height="12.942cm" svg:x="0cm" svg:y="1.401cm">
          <draw:image xlink:href="Pictures/100000010000077400000372E2A25A64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draw:frame draw:style-name="gr6" draw:text-style-name="P2" draw:layer="layout" svg:width="23.997cm" svg:height="15.16cm" svg:x="2cm" svg:y="0.292cm">
          <draw:image xlink:href="Pictures/100000010000038B0000023DD54A8917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1cm" svg:stroke-color="#ff860d" draw:marker-start-width="0.279cm" draw:marker-start-center="false" draw:marker-end-width="0.279cm" draw:marker-end-center="false" svg:stroke-linecap="round" draw:fill="solid" draw:fill-color="#ffe6cc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opacity="0%" draw:shadow-opacity="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7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7cm" fo:margin-bottom="0cm" fo:text-indent="0cm"/>
      <style:text-properties fo:font-size="23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7cm" fo:margin-bottom="0cm" fo:text-indent="0cm"/>
      <style:text-properties fo:font-size="19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3.9000015258789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6.162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594cm" svg:x="1cm" svg:y="3.123cm"/>
      <draw:page-thumbnail draw:layer="backgroundobjects" svg:width="9.294cm" svg:height="5.594cm" svg:x="1cm" svg:y="11.171cm"/>
      <draw:page-thumbnail draw:layer="backgroundobjects" svg:width="9.294cm" svg:height="5.594cm" svg:x="1cm" svg:y="19.219cm"/>
      <draw:page-thumbnail draw:layer="backgroundobjects" svg:width="9.294cm" svg:height="5.594cm" svg:x="11.295cm" svg:y="3.123cm"/>
      <draw:page-thumbnail draw:layer="backgroundobjects" svg:width="9.294cm" svg:height="5.594cm" svg:x="11.295cm" svg:y="11.171cm"/>
      <draw:page-thumbnail draw:layer="backgroundobjects" svg:width="9.294cm" svg:height="5.594cm" svg:x="11.295cm" svg:y="19.219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5cm" presentation:class="title" presentation:placeholder="true">
        <draw:text-box/>
      </draw:frame>
      <draw:frame presentation:style-name="Default-outline1" draw:layer="backgroundobjects" svg:width="25.199cm" svg:height="9.134cm" svg:x="1.4cm" svg:y="3.682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3cm" svg:y="14.34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3cm" svg:y="14.34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3T14:48:27.546455923</meta:creation-date>
    <dc:date>2024-05-09T16:42:10.192868466</dc:date>
    <meta:editing-duration>PT1H14M57S</meta:editing-duration>
    <meta:editing-cycles>14</meta:editing-cycles>
    <meta:generator>LibreOffice/7.6.6.3$Linux_X86_64 LibreOffice_project/60$Build-3</meta:generator>
    <meta:document-statistic meta:object-count="39"/>
  </office:meta>
</office:document-meta>
</file>